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530ac" officeooo:paragraph-rsid="002530ac"/>
    </style:style>
    <style:style style:name="P2" style:family="paragraph" style:parent-style-name="Text_20_body">
      <style:text-properties officeooo:rsid="00258dc9" officeooo:paragraph-rsid="00258dc9"/>
    </style:style>
    <style:style style:name="P3" style:family="paragraph" style:parent-style-name="Text_20_body">
      <style:text-properties officeooo:rsid="00270a63" officeooo:paragraph-rsid="00270a63"/>
    </style:style>
    <style:style style:name="P4" style:family="paragraph" style:parent-style-name="Text_20_body">
      <style:text-properties officeooo:rsid="00289b10" officeooo:paragraph-rsid="00289b10"/>
    </style:style>
    <style:style style:name="P5" style:family="paragraph" style:parent-style-name="Text_20_body">
      <style:text-properties officeooo:rsid="002b38db" officeooo:paragraph-rsid="002b38db"/>
    </style:style>
    <style:style style:name="P6" style:family="paragraph" style:parent-style-name="Text_20_body">
      <style:text-properties officeooo:rsid="002baeef" officeooo:paragraph-rsid="002baeef"/>
    </style:style>
    <style:style style:name="P7" style:family="paragraph" style:parent-style-name="Text_20_body">
      <style:text-properties officeooo:rsid="002c60e1" officeooo:paragraph-rsid="002c60e1"/>
    </style:style>
    <style:style style:name="P8" style:family="paragraph" style:parent-style-name="Heading_20_1">
      <style:text-properties officeooo:rsid="001e181e" officeooo:paragraph-rsid="001e181e"/>
    </style:style>
    <style:style style:name="P9" style:family="paragraph" style:parent-style-name="Preformatted_20_Text">
      <style:text-properties fo:font-variant="normal" fo:text-transform="none" style:font-name="Consolas" fo:letter-spacing="normal" fo:font-style="normal" fo:font-weight="normal" officeooo:rsid="002b38db" officeooo:paragraph-rsid="002b38db"/>
    </style:style>
    <style:style style:name="P10" style:family="paragraph" style:parent-style-name="Preformatted_20_Text">
      <style:text-properties fo:font-variant="normal" fo:text-transform="none" style:font-name="Consolas" fo:letter-spacing="normal" fo:font-style="normal" fo:font-weight="normal" officeooo:rsid="002baeef" officeooo:paragraph-rsid="002baeef"/>
    </style:style>
    <style:style style:name="P11" style:family="paragraph" style:parent-style-name="Preformatted_20_Text">
      <style:paragraph-properties fo:margin-top="0in" fo:margin-bottom="0in" style:contextual-spacing="false" fo:padding="0in" fo:border="none"/>
    </style:style>
    <style:style style:name="P12" style:family="paragraph" style:parent-style-name="Preformatted_20_Text">
      <style:paragraph-properties fo:margin-top="0in" fo:margin-bottom="0in" style:contextual-spacing="false" fo:padding="0in" fo:border="none"/>
      <style:text-properties fo:font-variant="normal" fo:text-transform="none" fo:letter-spacing="normal"/>
    </style:style>
    <style:style style:name="P13" style:family="paragraph" style:parent-style-name="Preformatted_20_Text">
      <style:paragraph-properties fo:margin-top="0in" fo:margin-bottom="0in" style:contextual-spacing="false" fo:padding="0in" fo:border="none"/>
      <style:text-properties fo:font-variant="normal" fo:text-transform="none" fo:color="#ff5600" style:font-name="Consolas" fo:letter-spacing="normal" fo:font-style="normal" fo:font-weight="normal"/>
    </style:style>
    <style:style style:name="P14" style:family="paragraph" style:parent-style-name="Preformatted_20_Text">
      <style:paragraph-properties fo:margin-top="0in" fo:margin-bottom="0in" style:contextual-spacing="false" fo:padding="0in" fo:border="none"/>
      <style:text-properties fo:font-variant="normal" fo:text-transform="none" fo:color="#919191" fo:letter-spacing="normal"/>
    </style:style>
    <style:style style:name="P15" style:family="paragraph" style:parent-style-name="Preformatted_20_Text">
      <style:paragraph-properties fo:margin-top="0in" fo:margin-bottom="0in" style:contextual-spacing="false" fo:padding="0in" fo:border="none"/>
      <style:text-properties fo:font-variant="normal" fo:text-transform="none" style:font-name="Consolas" fo:letter-spacing="normal" fo:font-style="normal" fo:font-weight="normal"/>
    </style:style>
    <style:style style:name="T1" style:family="text">
      <style:text-properties officeooo:rsid="001ed981"/>
    </style:style>
    <style:style style:name="T2" style:family="text">
      <style:text-properties officeooo:rsid="001ee2b5"/>
    </style:style>
    <style:style style:name="T3" style:family="text">
      <style:text-properties officeooo:rsid="0020df83"/>
    </style:style>
    <style:style style:name="T4" style:family="text">
      <style:text-properties officeooo:rsid="0021e8dc"/>
    </style:style>
    <style:style style:name="T5" style:family="text">
      <style:text-properties officeooo:rsid="00244c00"/>
    </style:style>
    <style:style style:name="T6" style:family="text">
      <style:text-properties officeooo:rsid="00258dc9"/>
    </style:style>
    <style:style style:name="T7" style:family="text">
      <style:text-properties officeooo:rsid="00270a63"/>
    </style:style>
    <style:style style:name="T8" style:family="text">
      <style:text-properties officeooo:rsid="0029f1a4"/>
    </style:style>
    <style:style style:name="T9" style:family="text">
      <style:text-properties officeooo:rsid="002b38db"/>
    </style:style>
    <style:style style:name="T10" style:family="text">
      <style:text-properties fo:color="#ff5600"/>
    </style:style>
    <style:style style:name="T11" style:family="text">
      <style:text-properties fo:color="#ff5600" style:font-name="Consolas" fo:font-style="normal" fo:font-weight="normal"/>
    </style:style>
    <style:style style:name="T12" style:family="text">
      <style:text-properties fo:color="#21439c"/>
    </style:style>
    <style:style style:name="T13" style:family="text">
      <style:text-properties fo:color="#21439c" style:font-name="Consolas" fo:font-style="normal" fo:font-weight="normal"/>
    </style:style>
    <style:style style:name="T14" style:family="text">
      <style:text-properties style:font-name="Consolas" fo:font-style="normal" fo:font-weight="normal"/>
    </style:style>
    <style:style style:name="T15" style:family="text">
      <style:text-properties officeooo:rsid="002c60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Uvod</text:h>
      <text:p text:style-name="text_5f_style">Razvoj bilo kakvog relativno kompleksnog proizvoda zahteva neku vrstu plana. Obicno ako se znaju neki podaci o proizvodu onda se mogu izvrsiti odredjene procene npr o utrosku resursa i nacinima rasporedjivanja resursa i posla. Na osnovu ovih podataka moze se izvrsiti planiranje. Na osnovu novih planova mogu se izvrsiti novi proracuni. Po Izvrsavanju novih proracuna moze se <text:span text:style-name="T1">nastaviti planirati, u jednom trenutku ipak mora da se krene sa konkretnom implementacijom</text:span>.</text:p>
      <text:p text:style-name="text_5f_style"/>
      <text:p text:style-name="text_5f_style">U danasnje vreme softversko inzenjerstvo predstavlja vrlo razgranatu oblast nauke. Jedna osoba, koja proizvodi softver, tesko da bi mogla da se razume u sve tehnologije, I naravno mnogo teze da pravi kvalitetan softver u svakoj tehnologiji. <text:span text:style-name="T2">Svaka tehnologija ima svoje hardverske platforme koje nude razna mogucnosti, ali I razna ogranicenja kojima softver mora da se pridrzava. Pametne telefone ogranicavaju performanse, mali prikaz... Izradu web aplikacija zahteva znanje iz nekoliko domena. Potrebno je donekle poznavati arhitekturu weba (komunikacija izmedju klijenata i servera, stateless rezimi rada), jezik koji se izvrsava na serveru (Java, C#, Ruby, PHP...), jezik dokumenata koje server najcesce outputuje klijentima (html, js, css); Thick klijentske aplikacije moraju da imaju neku fazu instalacije, mora se paziti o razlikama izmedju operativnih sistema ako se pravi cross-platform aplikacija, ili odabrati odredjena platforma.</text:span></text:p>
      <text:p text:style-name="text_5f_style"/>
      <text:p text:style-name="text_5f_style">Iako postoje mnoge tehnologije, jezici, biblioteke I frameworci, postoje neki osnovni principi i paterni softverskog dizajna koji vaze na nivou softvera, <text:span text:style-name="T3">odnosno vecinu jezika.</text:span> <text:span text:style-name="T3">Oni</text:span> cine vazan deo softverskog inzenjerstva. <text:span text:style-name="T3">Neki od paterna I principa su opisani dalje u tekstu</text:span>.</text:p>
      <text:p text:style-name="text_5f_style"/>
      <text:p text:style-name="text_5f_style"><text:span text:style-name="T3">Da bi</text:span> softver bio kvalitetan, <text:span text:style-name="T5">sa tehnicke strane gledano,</text:span> nije dovoljno samo da se odabere nek<text:span text:style-name="T5">i</text:span> <text:span text:style-name="T5">kvalitetan jezik ili framework</text:span>. Mora da se pripremi citavo okruzenje za razvoj. <text:span text:style-name="T5">O</text:span>blast <text:span text:style-name="T4">koja proucava ove aspekte softverskog inzenjerstva</text:span> zove <text:span text:style-name="T5">se</text:span> <text:span text:style-name="T3">R</text:span>ukovanje konfiguracijom softvera. <text:span text:style-name="T4">Ono</text:span> podrazumeva stvari koje olaksavaju razvoj <text:span text:style-name="T3">softvera</text:span> kao <text:span text:style-name="T3">Sistem za menadzment izvornog koda</text:span> (Git, Svn, Mercurial...), Softver za pracenje promena (Trac, Pivotal tracker...), <text:span text:style-name="T3">s</text:span>oftver za automatsku izgradnju (build), testiranje I <text:span text:style-name="T3">deplojovanje (pustanje u produkciju) Softver za pripremu sistema za development ili produkciju (Puppet, Chef...).</text:span> </text:p>
      <text:p text:style-name="text_5f_style"/>
      <text:h text:style-name="Heading_20_1" text:outline-level="1">Paterni I <text:span text:style-name="T6">p</text:span>rincipi</text:h>
      <text:p text:style-name="P1">Paterni, In software engineering, a design pattern is a general reusable solution to a commonly occurring problem within a given context in software design.</text:p>
      <text:p text:style-name="P1"><text:span text:style-name="T7">Dizajn p</text:span>aterni obicno pored svog opisa I dokumentacije nude i delove koda, uml dijagrame, primere upotrebe. Cesto <text:span text:style-name="T9">se</text:span> dobija kostur resenja problema, koji je potrebno prosiriti dopunom koja implementira resenje konkretnog problema.</text:p>
      <text:p text:style-name="P2">Postoje razni nacini za podelu <text:span text:style-name="T9">dizajn</text:span> paterna. Jedna od oficijalnih nacina je na osnovu domena problema:</text:p>
      <text:p text:style-name="P2">- kreacioni</text:p>
      <text:p text:style-name="P2">- strukturalni</text:p>
      <text:p text:style-name="P2">- sabloni ponasanja</text:p>
      <text:p text:style-name="P2">Arhitektonski paterni ne pripadaju u ovoj grupi posto oni obuhvataju malo sire znacenje, odnosno mogu da obuhvate razna aspekte softverskog inzenjerstva, kao hardware koji <text:span text:style-name="T7">se</text:span> korist<text:span text:style-name="T7">i</text:span> <text:span text:style-name="T7">i</text:span> njegove <text:soft-page-break/>performanse, <text:span text:style-name="T7">nacini upotrebe,</text:span> high availability I razne druge aspekte koje dizajn paterni ne o<text:span text:style-name="T7">bradjuju</text:span>.</text:p>
      <text:p text:style-name="P3">Jedan od popularnih arhitektonskih paterna za implementaciju grafickih korisnickih interfejsa je MVC (Model-view-controller). U orginalnoj verziji patern je bio namenjen desktop <text:span text:style-name="T8">aplikacijama</text:span>, ali je pronasao primenu uz odredjene adaptacije u web aplikacijama.</text:p>
      <text:p text:style-name="P4">Patern je stvorio Trygve Reenskaug 70ih. On podrazumeva 3 komponente:</text:p>
      <text:p text:style-name="P4">Controller, obicno se upotrebljava kao input kontroler, odnosno komponenta koja prima komande zajedno sa parametrima I salje poruke modelu. Ove poruke mogu da menjaju stanje modela.</text:p>
      <text:p text:style-name="P4">Model upravlja podacima I logikom aplikacije. On takodje obavestava prikaze s kojima je povezan prilikom neke relevantne promene svoga stanja.</text:p>
      <text:p text:style-name="P4">View zahteva podatke od modela koje koristi da korisniku pripremi prikaz.</text:p>
      <text:p text:style-name="Text_20_body">[SLIKA]</text:p>
      <text:p text:style-name="Text_20_body">Web framework koji je koriscen za prakticni deo mastera koristi adaptiranu verziju MVC framework-a.</text:p>
      <text:p text:style-name="Text_20_body"><text:span text:style-name="T9">Pod principima se podrazumeva skup pravila I razmisljanja tokom implementacije softvera koje se pokazalo da cesto dovodi do kvalitetnog softvera.</text:span></text:p>
      <text:p text:style-name="Text_20_body">DRY (Don't repeat yourself), delovi koda koji vrse slicno ponasanje trebalo bi dizajnirati tako da mogu da se smeste na jedno mesto I azuriraju iskljucivo iz tog mesta. Treba izbegavati ponavljanje koda koje vrsi isto ili slicno ponasanje posto to otezava odrzavanje.</text:p>
      <text:p text:style-name="Text_20_body">Single responsibility principle, softverska celina, najcesce klasa, ne bi trebala da ima vise od jedne odgovornosti. Skup metoda koje klasa implementira (njen interfejs).</text:p>
      <text:p text:style-name="P5">Ne pridrzavanje ovom principu najcesce dovodi do klasa sa slozenim interfejsom, klasama sa velikim brojem linija, nemoguce ili tesko testiranje, tesko razumevanje I odrzavanje koda.</text:p>
      <text:p text:style-name="P5">Primer pseudo ruby koda koji narusava ovaj princip.</text:p>
      <text:p text:style-name="P5"/>
      <text:p text:style-name="P9"><text:span text:style-name="T10">class</text:span> <text:span text:style-name="T12">Student</text:span></text:p>
      <text:p text:style-name="P11"/>
      <text:p text:style-name="P12"><text:s text:c="2"/><text:span text:style-name="T11">def</text:span><text:span text:style-name="T14"> </text:span><text:span text:style-name="T13">polozeni_ispiti</text:span><text:span text:style-name="T14">() { ... }</text:span></text:p>
      <text:p text:style-name="P12"><text:s text:c="2"/><text:span text:style-name="T11">def</text:span><text:span text:style-name="T14"> </text:span><text:span text:style-name="T13">izadji_na_ispit</text:span><text:span text:style-name="T14">(id_ispita) { ... }</text:span></text:p>
      <text:p text:style-name="P12"><text:s text:c="2"/><text:span text:style-name="T11">def</text:span><text:span text:style-name="T14"> </text:span><text:span text:style-name="T13">polozi_ispit</text:span><text:span text:style-name="T14">(id_ispita) { ... }</text:span></text:p>
      <text:p text:style-name="P11"/>
      <text:p text:style-name="P12"><text:s text:c="2"/><text:span text:style-name="T11">def</text:span><text:span text:style-name="T14"> </text:span><text:span text:style-name="T13">polozeni_ispiti_to_html</text:span><text:span text:style-name="T14">() { ... }</text:span></text:p>
      <text:p text:style-name="P11"/>
      <text:p text:style-name="P13">end</text:p>
      <text:p text:style-name="P5"/>
      <text:p text:style-name="P6">U ovom slucaju se mesa poslovna logika studenta (polozeni_ispiti, polozi_ispit, izadji_na_ispit) sa nacinom prezentacije podataka (polozeni_ispiti_to_html).</text:p>
      <text:p text:style-name="P6">Za sledeci primer se takodje moze reci da narusava ovaj princip:</text:p>
      <text:p text:style-name="P5"/>
      <text:p text:style-name="P9"><text:soft-page-break/><text:span text:style-name="T10">class</text:span> <text:span text:style-name="T12">Student</text:span></text:p>
      <text:p text:style-name="P11"/>
      <text:p text:style-name="P14"><text:s text:c="2"/><text:span text:style-name="T14"># metode koje pocinju sa .self su metode klase</text:span></text:p>
      <text:p text:style-name="P11"/>
      <text:p text:style-name="P12"><text:s text:c="2"/><text:span text:style-name="T11">def</text:span><text:span text:style-name="T14"> </text:span><text:span text:style-name="T13">polozeni_ispiti</text:span><text:span text:style-name="T14">()</text:span></text:p>
      <text:p text:style-name="P12"><text:s text:c="2"/><text:span text:style-name="T11">def</text:span><text:span text:style-name="T14"> </text:span><text:span text:style-name="T13">izadji_na_ispit</text:span><text:span text:style-name="T14">(id_ispita)</text:span></text:p>
      <text:p text:style-name="P12"><text:s text:c="2"/><text:span text:style-name="T11">def</text:span><text:span text:style-name="T14"> </text:span><text:span text:style-name="T13">polozi_ispit</text:span><text:span text:style-name="T14">(id_ispita)</text:span></text:p>
      <text:p text:style-name="P11"/>
      <text:p text:style-name="P12"><text:s text:c="2"/><text:span text:style-name="T11">def</text:span><text:span text:style-name="T14"> </text:span><text:span text:style-name="T13">self.create</text:span><text:span text:style-name="T14">()</text:span></text:p>
      <text:p text:style-name="P12"><text:s text:c="2"/><text:span text:style-name="T11">def</text:span><text:span text:style-name="T14"> </text:span><text:span text:style-name="T13">save</text:span><text:span text:style-name="T14">()</text:span></text:p>
      <text:p text:style-name="P12"><text:s text:c="2"/><text:span text:style-name="T11">def</text:span><text:span text:style-name="T14"> </text:span><text:span text:style-name="T13">update</text:span><text:span text:style-name="T14">(hash_vrednosti)</text:span></text:p>
      <text:p text:style-name="P11"/>
      <text:p text:style-name="P13">end</text:p>
      <text:p text:style-name="P5"/>
      <text:p text:style-name="P6">U ovom slucaju mesamo poslovnu logiku sa logikom skladistenja podataka (self.sacuvaj, update I create). Ako bi implementirali save, create i update (metode koje skladiste podatke u neko skladiste) unutar ove klase, tesko bi mogli promeniti mehanizam skladistenja u buducnosti (preci sa sql na nosql bazu, graficku bazu ili file_system) ili izvrsiti mockovanje baze podataka za svrhe testiranja (ubrzavanje unit testova tako sto se otkacuju od baze), a da uz to ne moramo da menjamo i metode poslovne logike.</text:p>
      <text:p text:style-name="P6">Dobar nacin resavanja ovakvih problema je koriscenje dekorator paterna. Ukoliko zelimo da imamo razne prezentacije objekata bez toga da njihove klase direktno implementira te prezentacije.</text:p>
      <text:p text:style-name="P6"/>
      <text:p text:style-name="P10"><text:span text:style-name="T10">class</text:span> <text:span text:style-name="T12">Student</text:span></text:p>
      <text:p text:style-name="P11"/>
      <text:p text:style-name="P12"><text:s text:c="2"/><text:span text:style-name="T11">def</text:span><text:span text:style-name="T14"> </text:span><text:span text:style-name="T13">spisak_polozenih_ispiti</text:span><text:span text:style-name="T14">()</text:span></text:p>
      <text:p text:style-name="P12"><text:s text:c="2"/><text:span text:style-name="T11">def</text:span><text:span text:style-name="T14"> </text:span><text:span text:style-name="T13">izadji_na_ispit</text:span><text:span text:style-name="T14">(id_ispita)</text:span></text:p>
      <text:p text:style-name="P12"><text:s text:c="2"/><text:span text:style-name="T11">def</text:span><text:span text:style-name="T14"> </text:span><text:span text:style-name="T13">polozi_ispit</text:span><text:span text:style-name="T14">(id_ispita)</text:span></text:p>
      <text:p text:style-name="P11"/>
      <text:p text:style-name="P13">end</text:p>
      <text:p text:style-name="P11"/>
      <text:p text:style-name="P15"><text:span text:style-name="T10">class</text:span> <text:span text:style-name="T12">StudentHtmlPresenter &lt; Student</text:span></text:p>
      <text:p text:style-name="P11"/>
      <text:p text:style-name="P12"><text:s text:c="2"/><text:span text:style-name="T11">def</text:span><text:span text:style-name="T14"> </text:span><text:span text:style-name="T13">spisak_polozenih_ispita_to_html</text:span><text:span text:style-name="T14">()</text:span></text:p>
      <text:p text:style-name="P11"/>
      <text:p text:style-name="P13">end</text:p>
      <text:p text:style-name="P13"/>
      <text:p text:style-name="P6">ovde se koristi nasledjivanje da bi klasi koja prezentuje omogucili pristup podacima i metodama koje nudi student klasa. Prezenterska klasa koristi podatke od studenta da bi implementirala trazene prezenterske metode, u ovom slucaju html prezentaciju studenta.</text:p>
      <text:p text:style-name="P6">Sledece resenje koristi malo drugaciji princip.</text:p>
      <text:p text:style-name="P6"/>
      <text:p text:style-name="P10"><text:span text:style-name="T10">class</text:span> <text:span text:style-name="T12">StudentHtmlPresenter &lt; SimpleDelegator</text:span></text:p>
      <text:p text:style-name="P11"/>
      <text:p text:style-name="P12"><text:s text:c="2"/><text:span text:style-name="T11">def</text:span><text:span text:style-name="T14"> </text:span><text:span text:style-name="T13">initialize</text:span><text:span text:style-name="T14">(student)</text:span></text:p>
      <text:p text:style-name="P11"/>
      <text:p text:style-name="P12"><text:s text:c="2"/><text:span text:style-name="T11">def</text:span><text:span text:style-name="T14"> </text:span><text:span text:style-name="T13">spisak_polozenih_ispita_to_html</text:span><text:span text:style-name="T14">() </text:span></text:p>
      <text:p text:style-name="P11"/>
      <text:p text:style-name="P13">end</text:p>
      <text:p text:style-name="P6"/>
      <text:p text:style-name="P6"><text:soft-page-break/>Ovde je koristcen jedan od mehanizama dinamickih jezika. U prezenterskoj klasi (koja nasledjuje Delegator) svaki put kad se pozove metoda koja nije implementirana u samoj klasi, poziv metode se delegira objektu koji je prosledjen konstruktoru. Na ovaj nacin unutar prezenterske klase se mogu pozivati metode Student klase (student objekta u konstrukoru) kao da su implementirane u prezenterskoj klasi.</text:p>
      <text:p text:style-name="P6"><text:span text:style-name="T15">Problem</text:span> sa skladistenjem, <text:span text:style-name="T15">bi mogao da se resi na sledeci nacin:</text:span></text:p>
      <text:p text:style-name="P6"/>
      <text:p text:style-name="P10"><text:span text:style-name="T10">class</text:span> <text:span text:style-name="T12">Student</text:span></text:p>
      <text:p text:style-name="P11"/>
      <text:p text:style-name="P12"><text:s text:c="2"/><text:span text:style-name="T11">def</text:span><text:span text:style-name="T14"> </text:span><text:span text:style-name="T13">initialize</text:span><text:span text:style-name="T14">(skladiste) </text:span><text:span text:style-name="T11">do</text:span></text:p>
      <text:p text:style-name="P12"><text:s text:c="4"/><text:span text:style-name="T14">this.skladiste </text:span><text:span text:style-name="T11">=</text:span><text:span text:style-name="T14"> skladiste</text:span></text:p>
      <text:p text:style-name="P12"><text:s text:c="2"/><text:span text:style-name="T11">end</text:span></text:p>
      <text:p text:style-name="P11"/>
      <text:p text:style-name="P14"><text:s text:c="2"/><text:span text:style-name="T14"># poziv metode i kreiranje polozenog ispita u skladistu na osnovu id-a od studenta i ispita.</text:span></text:p>
      <text:p text:style-name="P12"><text:s text:c="2"/><text:span text:style-name="T11">def</text:span><text:span text:style-name="T14"> </text:span><text:span text:style-name="T13">polozi_ispit</text:span><text:span text:style-name="T14">(ispit) </text:span><text:span text:style-name="T11">do</text:span></text:p>
      <text:p text:style-name="P12"><text:s text:c="4"/><text:span text:style-name="T14">this.skladiste.sacuvaj_polozeni_ispit(this.id, ispit_id)</text:span></text:p>
      <text:p text:style-name="P12"><text:s text:c="2"/><text:span text:style-name="T11">end</text:span></text:p>
      <text:p text:style-name="P11"/>
      <text:p text:style-name="P13">end</text:p>
      <text:p text:style-name="P6"/>
      <text:p text:style-name="P7">Ovde je koriscen Dependency injection (softverski pattern i princip (SOLID)). Klasa Student preko konstruktora zavisi od interfejsa skladista, ali ne od implementacije skladista. Svaka klasa koja implementira interfejs skladista moze se poturiti konstruktoru Student kl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Lucida Console', 'DejaVu Sans Mono', Monaco, 'Courier New',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ext_5f_style" style:display-name="text_style" style:family="paragraph" style:parent-style-name="Standard" style:class="text">
      <style:paragraph-properties fo:text-align="justify" style:justify-single-word="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cina </meta:initial-creator>
    <meta:creation-date>2014-11-20T22:05:58.030180103</meta:creation-date>
    <dc:date>2014-11-21T23:31:32.008061999</dc:date>
    <dc:creator>Pecina </dc:creator>
    <meta:editing-duration>PT2H16M1S</meta:editing-duration>
    <meta:editing-cycles>4</meta:editing-cycles>
    <meta:generator>LibreOffice/4.2.3.3$Linux_x86 LibreOffice_project/420m0$Build-3</meta:generator>
    <meta:document-statistic meta:table-count="0" meta:image-count="0" meta:object-count="0" meta:page-count="4" meta:paragraph-count="70" meta:word-count="1061" meta:character-count="7695" meta:non-whitespace-character-count="6648"/>
  </office:meta>
</office:document-meta>
</file>